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ffff" fo:font-size="16pt" fo:background-color="#dc2300" style:font-size-asian="16pt" style:font-size-complex="16pt"/>
    </style:style>
    <style:style style:name="P2" style:family="paragraph" style:parent-style-name="Standard">
      <style:text-properties fo:color="#ffffff" fo:font-size="16pt" fo:font-weight="bold" fo:background-color="#dc2300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ffffff" fo:font-size="14pt" fo:font-weight="bold" fo:background-color="#dc2300" style:font-size-asian="14pt" style:font-weight-asian="bold" style:font-size-complex="14pt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text-properties fo:color="#dc2300" style:text-underline-style="solid" style:text-underline-width="auto" style:text-underline-color="font-color"/>
    </style:style>
    <style:style style:name="P6" style:family="paragraph" style:parent-style-name="Standard" style:list-style-name="L2"/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 style:list-style-name="L3"/>
    <style:style style:name="P10" style:family="paragraph" style:parent-style-name="Standard" style:list-style-name="L4"/>
    <style:style style:name="T1" style:family="text">
      <style:text-properties fo:color="#ff0000" fo:font-size="16pt" fo:background-color="#dc2300" style:font-size-asian="16pt" style:font-size-complex="16pt"/>
    </style:style>
    <style:style style:name="T2" style:family="text">
      <style:text-properties fo:color="#ffffff" fo:font-size="16pt" fo:background-color="#dc2300" style:font-size-asian="16pt" style:font-size-complex="16pt"/>
    </style:style>
    <style:style style:name="T3" style:family="text">
      <style:text-properties fo:color="#ffffff" fo:font-size="16pt" style:font-size-asian="16pt" style:font-size-complex="16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/></text:p>
      <text:p text:style-name="Standard"><text:span text:style-name="T2">Use external JavaScrip</text:span><text:span text:style-name="T1">t</text:span></text:p>
      <text:p text:style-name="Standard">&lt;html&gt;</text:p>
      <text:p text:style-name="Standard"><text:s text:c="4"/>&lt;head&gt;</text:p>
      <text:p text:style-name="Standard"><text:s text:c="8"/>&lt;script type="text/javascript" src="xxx.js"&gt; &lt;/script&gt;</text:p>
      <text:p text:style-name="Standard"><text:s text:c="4"/>&lt;/head&gt;</text:p>
      <text:p text:style-name="Standard">&lt;/html&gt;</text:p>
      <text:p text:style-name="Standard"/>
      <text:p text:style-name="P1">Code blocks </text:p>
      <text:p text:style-name="Standard">{ … }</text:p>
      <text:p text:style-name="Standard"/>
      <text:p text:style-name="Standard"/>
      <text:p text:style-name="P1">Variables</text:p>
      <text:p text:style-name="Standard"><text:s text:c="2"/>x=5;</text:p>
      <text:p text:style-name="Standard"><text:s text:c="2"/>var x=5;</text:p>
      <text:p text:style-name="Standard"><text:span text:style-name="T2"/></text:p>
      <text:p text:style-name="Standard"><text:span text:style-name="T2">Arithmetic Operators:</text:span></text:p>
      <text:p text:style-name="Standard"><text:s text:c="2"/></text:p>
      <text:p text:style-name="Standard">+, -, *, /, % (modulus), ++, --</text:p>
      <text:p text:style-name="Standard"/>
      <text:p text:style-name="Standard"/>
      <text:p text:style-name="P1">Assignment Operators:</text:p>
      <text:p text:style-name="Standard"><text:s text:c="2"/>=, +=, -=, *=, /=, %=</text:p>
      <text:p text:style-name="Standard"/>
      <text:p text:style-name="Standard"/>
      <text:p text:style-name="P1">String addition</text:p>
      <text:p text:style-name="Standard"><text:s text:c="2"/>x = "5" + "5" // result is "55"</text:p>
      <text:p text:style-name="Standard"><text:s text:c="2"/>x = 5 + "5" <text:s text:c="2"/>// result is still "55"</text:p>
      <text:p text:style-name="Standard"/>
      <text:p text:style-name="P1">Comparison operators</text:p>
      <text:p text:style-name="Standard"><text:s text:c="2"/>== <text:s text:c="5"/>// equal to</text:p>
      <text:p text:style-name="Standard"><text:s text:c="2"/>=== <text:s text:c="4"/>// exactly equal to (value and type)</text:p>
      <text:p text:style-name="Standard"><text:s text:c="2"/>!= <text:s text:c="5"/>// not equal to</text:p>
      <text:p text:style-name="Standard"><text:s text:c="2"/>&gt; <text:s text:c="6"/>// greater</text:p>
      <text:p text:style-name="Standard"><text:s text:c="2"/>&lt; <text:s text:c="6"/>// less</text:p>
      <text:p text:style-name="Standard"><text:s text:c="2"/>&gt;= <text:s text:c="5"/>// greater than or equal to</text:p>
      <text:p text:style-name="Standard"><text:s text:c="2"/>&lt;= <text:s text:c="5"/>// less than or equal to</text:p>
      <text:p text:style-name="Standard"/>
      <text:p text:style-name="Standard"/>
      <text:p text:style-name="P1">Logical operators </text:p>
      <text:p text:style-name="Standard"/>
      <text:p text:style-name="Standard">&amp;&amp; // and || // or ! // not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Conditional operator</text:p>
      <text:p text:style-name="Standard"><text:s text:c="2"/>varname = (condition)? value1: value2</text:p>
      <text:list xml:id="list38613112" text:style-name="L1">
        <text:list-item>
          <text:list>
            <text:list-item>
              <text:p text:style-name="P4">Controll Structure</text:p>
            </text:list-item>
            <text:list-item>
              <text:p text:style-name="P4"/>
            </text:list-item>
          </text:list>
        </text:list-item>
      </text:list>
      <text:p text:style-name="Standard">if</text:p>
      <text:p text:style-name="Standard"><text:s text:c="2"/>if (condition) {</text:p>
      <text:p text:style-name="Standard"><text:s text:c="2"/>...</text:p>
      <text:p text:style-name="Standard"><text:s text:c="2"/>}</text:p>
      <text:p text:style-name="Standard"/>
      <text:p text:style-name="Standard">if else</text:p>
      <text:p text:style-name="Standard"><text:s text:c="2"/>if (condition) {</text:p>
      <text:p text:style-name="Standard"><text:s text:c="2"/>...</text:p>
      <text:p text:style-name="Standard"><text:s text:c="2"/>} else {</text:p>
      <text:p text:style-name="Standard"><text:s text:c="2"/>...</text:p>
      <text:p text:style-name="Standard"><text:s text:c="2"/>}</text:p>
      <text:p text:style-name="Standard"/>
      <text:p text:style-name="Standard">if … else if … else</text:p>
      <text:p text:style-name="Standard"><text:s text:c="2"/>if (condition) </text:p>
      <text:p text:style-name="Standard"><text:s text:c="2"/>{ ... }</text:p>
      <text:p text:style-name="Standard"><text:s text:c="2"/>else if (condition)</text:p>
      <text:p text:style-name="Standard"><text:s text:c="2"/>{ ... }</text:p>
      <text:p text:style-name="Standard"><text:s text:c="2"/>else </text:p>
      <text:p text:style-name="Standard"><text:s text:c="2"/>{ ... }</text:p>
      <text:p text:style-name="Standard"/>
      <text:p text:style-name="P1">switch statement</text:p>
      <text:p text:style-name="Standard"><text:s text:c="2"/>switch(n)</text:p>
      <text:p text:style-name="Standard"><text:s text:c="2"/>{</text:p>
      <text:p text:style-name="Standard"><text:s text:c="6"/>case 1:</text:p>
      <text:p text:style-name="Standard"><text:s text:c="18"/>code block</text:p>
      <text:p text:style-name="Standard"><text:s text:c="18"/>break;</text:p>
      <text:p text:style-name="Standard"><text:s text:c="6"/>case 2:</text:p>
      <text:p text:style-name="Standard"><text:s text:c="18"/>code block</text:p>
      <text:p text:style-name="Standard"><text:s text:c="18"/>break;</text:p>
      <text:p text:style-name="Standard"><text:s text:c="6"/>default:</text:p>
      <text:p text:style-name="Standard"><text:s text:c="18"/>code default block</text:p>
      <text:p text:style-name="Standard"><text:s text:c="2"/>}</text:p>
      <text:p text:style-name="Standard"/>
      <text:p text:style-name="Standard"><text:span text:style-name="T2">for loop</text:span></text:p>
      <text:p text:style-name="Standard"><text:s text:c="2"/></text:p>
      <text:p text:style-name="Standard">for (var=startvalue; var &lt;= endvalue; var+var+increment)</text:p>
      <text:p text:style-name="Standard"><text:s text:c="2"/>{</text:p>
      <text:p text:style-name="Standard"><text:s text:c="6"/>code;</text:p>
      <text:p text:style-name="Standard"><text:s text:c="2"/>}</text:p>
      <text:p text:style-name="Standard"/>
      <text:p text:style-name="Standard">for … in loop</text:p>
      <text:p text:style-name="Standard">for (var in object) {</text:p>
      <text:p text:style-name="Standard"><text:soft-page-break/><text:s text:c="6"/>code;</text:p>
      <text:p text:style-name="Standard"><text:s text:c="2"/>}</text:p>
      <text:p text:style-name="Standard"/>
      <text:p text:style-name="Standard"/>
      <text:p text:style-name="P1">while loop </text:p>
      <text:p text:style-name="Standard"/>
      <text:p text:style-name="Standard">while (var &lt; endvalue) { code; }</text:p>
      <text:p text:style-name="Standard"/>
      <text:p text:style-name="Standard"/>
      <text:p text:style-name="P1">do … while loop</text:p>
      <text:p text:style-name="Standard"><text:s text:c="2"/>do {</text:p>
      <text:p text:style-name="Standard"><text:s text:c="6"/>code;</text:p>
      <text:p text:style-name="Standard"><text:s text:c="2"/>} while (var &lt;= endval);</text:p>
      <text:p text:style-name="Standard"/>
      <text:p text:style-name="Standard"/>
      <text:p text:style-name="P1"><text:s/>Functions</text:p>
      <text:p text:style-name="Standard"/>
      <text:p text:style-name="Standard">Function can be defined as:</text:p>
      <text:p text:style-name="Standard">function func_name(var1, var2, ... )</text:p>
      <text:p text:style-name="Standard">{</text:p>
      <text:p text:style-name="Standard"><text:s text:c="4"/>some code</text:p>
      <text:p text:style-name="Standard">}</text:p>
      <text:p text:style-name="Standard"/>
      <text:p text:style-name="P1"><text:s/>Event</text:p>
      <text:p text:style-name="Standard"/>
      <text:p text:style-name="Standard">Every element on a web page has certain events which can trigger a JavaScript. Examples such as:</text:p>
      <text:p text:style-name="Standard">onLoad and onUnload: triggered when user enters or leaves the page</text:p>
      <text:p text:style-name="Standard"/>
      <text:p text:style-name="Standard">onFocus, onBlur, and onChange: often used in combination with validation of form field.</text:p>
      <text:p text:style-name="Standard"><text:s text:c="2"/>&lt;input type="text" size="30" id="email" onchange="checkEmail()"&gt;</text:p>
      <text:p text:style-name="Standard"/>
      <text:p text:style-name="Standard">onMouseOver and onMouseOut - often used to create animated button</text:p>
      <text:p text:style-name="Standard">2. JavaScript Object</text:p>
      <text:p text:style-name="Standard"/>
      <text:p text:style-name="P5">Things to know:</text:p>
      <text:list xml:id="list38661611" text:style-name="L2">
        <text:list-item>
          <text:p text:style-name="P6">A JavaScript object is an unordered collection of properties.</text:p>
        </text:list-item>
        <text:list-item>
          <text:p text:style-name="P6">Properties consists of a name and a value</text:p>
        </text:list-item>
        <text:list-item>
          <text:p text:style-name="P6">Objects can be declared as object literals</text:p>
        </text:list-item>
        <text:list-item>
          <text:p text:style-name="P6">Top-level ‘variables’ are properties of window.</text:p>
        </text:list-item>
      </text:list>
      <text:p text:style-name="Standard"/>
      <text:p text:style-name="Standard"/>
      <text:p text:style-name="P1"><text:s/>Properties</text:p>
      <text:p text:style-name="Standard"/>
      <text:p text:style-name="Standard">Properties are values associated with an object. For example of using length property of String object:</text:p>
      <text:p text:style-name="Standard">&lt;script type="text/javascript"&gt;</text:p>
      <text:p text:style-name="Standard"><text:s text:c="4"/>var txt = "Hello world!";</text:p>
      <text:p text:style-name="Standard"><text:s text:c="4"/>document.write(txt.length);</text:p>
      <text:p text:style-name="Standard"><text:soft-page-break/>&lt;/script&gt;</text:p>
      <text:p text:style-name="Standard"/>
      <text:p text:style-name="P1"><text:s/>Methods</text:p>
      <text:p text:style-name="Standard"/>
      <text:p text:style-name="Standard">Methods are actions that ban be performed on objects.</text:p>
      <text:p text:style-name="Standard"/>
      <text:p text:style-name="Standard">For example:</text:p>
      <text:p text:style-name="Standard">&lt;script type="text/javascript"&gt;</text:p>
      <text:p text:style-name="Standard"><text:s text:c="4"/>var str="Hello worlds!";</text:p>
      <text:p text:style-name="Standard"><text:s text:c="4"/>document.write(str.toUpperCase();</text:p>
      <text:p text:style-name="Standard">&lt;/script&gt;</text:p>
      <text:p text:style-name="Standard"/>
      <text:p text:style-name="P1"><text:s/>Object literal</text:p>
      <text:p text:style-name="Standard">var ride = {</text:p>
      <text:p text:style-name="Standard"><text:s text:c="4"/>make: "Honda',</text:p>
      <text:p text:style-name="Standard"><text:s text:c="4"/>model: "Civic',</text:p>
      <text:p text:style-name="Standard"><text:s text:c="4"/>purchased: new Date(2008, 3, 12),</text:p>
      <text:p text:style-name="Standard"><text:s text:c="4"/>owner: {</text:p>
      <text:p text:style-name="Standard"><text:s text:c="8"/>name: "Feiyi Wang",</text:p>
      <text:p text:style-name="Standard"><text:s text:c="8"/>occupation: "Bum"</text:p>
      <text:p text:style-name="Standard"><text:s text:c="4"/>}</text:p>
      <text:p text:style-name="Standard">};</text:p>
      <text:p text:style-name="Standard"/>
      <text:p text:style-name="Standard">This notation, come to be known as JSON (JavaScript Object Notation) Also notice how nested objects are declared.</text:p>
      <text:p text:style-name="Standard"/>
      <text:p text:style-name="P1"><text:s/>Built-in Objects</text:p>
      <text:p text:style-name="Standard"/>
      <text:p text:style-name="P7">String.</text:p>
      <text:p text:style-name="Standard"/>
      <text:p text:style-name="P2">Date</text:p>
      <text:p text:style-name="Standard"><text:s text:c="2"/>// return today's date</text:p>
      <text:p text:style-name="Standard"><text:s text:c="2"/>var d = new Date(); </text:p>
      <text:p text:style-name="Standard"/>
      <text:p text:style-name="Standard"><text:s text:c="2"/>// turn time as milliseconds since 1970</text:p>
      <text:p text:style-name="Standard"><text:s text:c="2"/>document.write(d.getTime());</text:p>
      <text:p text:style-name="Standard"><text:s text:c="2"/></text:p>
      <text:p text:style-name="Standard"><text:s text:c="2"/>// set full year</text:p>
      <text:p text:style-name="Standard"><text:s text:c="2"/>d.setFullYear(1992, 10, 3)</text:p>
      <text:p text:style-name="Standard"/>
      <text:p text:style-name="Standard"><text:s text:c="2"/>var weekday = new Array(7);</text:p>
      <text:p text:style-name="Standard"><text:s text:c="2"/>weekday[0] = "Sunday";</text:p>
      <text:p text:style-name="Standard"><text:s text:c="2"/>weekday[1] = "Monday";</text:p>
      <text:p text:style-name="Standard"><text:s text:c="2"/>...</text:p>
      <text:p text:style-name="Standard"><text:s text:c="2"/>weekday[6] = "Saturday";</text:p>
      <text:p text:style-name="Standard"><text:s text:c="2"/>document.write("Today is" + weekday[d.getDay()]);</text:p>
      <text:p text:style-name="Standard"/>
      <text:p text:style-name="Standard"><text:soft-page-break/></text:p>
      <text:p text:style-name="P7"/>
      <text:p text:style-name="P7"/>
      <text:p text:style-name="P2">Array</text:p>
      <text:p text:style-name="Standard"><text:s/>// create an array</text:p>
      <text:p text:style-name="Standard"><text:s text:c="2"/>var myCars = new Array();</text:p>
      <text:p text:style-name="Standard"/>
      <text:p text:style-name="Standard"><text:s text:c="2"/>// or</text:p>
      <text:p text:style-name="Standard"><text:s text:c="2"/>var myCars = new Array("Sabb", "Volvo", "BMW");</text:p>
      <text:p text:style-name="Standard"/>
      <text:p text:style-name="Standard"><text:s text:c="2"/>// or</text:p>
      <text:p text:style-name="Standard"><text:s text:c="2"/>var myCars = ["Sabb", "Volvo", "BMW");</text:p>
      <text:p text:style-name="Standard"/>
      <text:p text:style-name="Standard"><text:s text:c="2"/>// for loop</text:p>
      <text:p text:style-name="Standard"><text:s text:c="2"/>for (x in myCars)</text:p>
      <text:p text:style-name="Standard"><text:s text:c="2"/>{</text:p>
      <text:p text:style-name="Standard"><text:s text:c="6"/>document.write(myCars[x] + "&lt;br /&gt;");</text:p>
      <text:p text:style-name="Standard"><text:s text:c="2"/>}</text:p>
      <text:p text:style-name="Standard"/>
      <text:p text:style-name="Standard"><text:s text:c="2"/><text:span text:style-name="T4">// merge array</text:span></text:p>
      <text:p text:style-name="Standard"><text:s text:c="2"/>var parents = ["mom", "dad"]</text:p>
      <text:p text:style-name="Standard"><text:s text:c="2"/>var children = ["mike", "jenny"]</text:p>
      <text:p text:style-name="Standard"><text:s text:c="2"/>var family = parents.concat(children);</text:p>
      <text:p text:style-name="Standard"/>
      <text:p text:style-name="P8"><text:s text:c="2"/>// join array elements in to string</text:p>
      <text:p text:style-name="Standard"><text:s text:c="2"/>var fstr = family.join();</text:p>
      <text:p text:style-name="Standard"/>
      <text:p text:style-name="Standard"><text:s/><text:span text:style-name="T4"><text:s/>// remove the last element of the array</text:span></text:p>
      <text:p text:style-name="Standard"><text:s text:c="2"/>family.pop() <text:s text:c="7"/>// jenney</text:p>
      <text:p text:style-name="Standard"/>
      <text:p text:style-name="P8"><text:s text:c="2"/>// add to last</text:p>
      <text:p text:style-name="Standard"><text:s text:c="2"/>family.push("jenny")</text:p>
      <text:p text:style-name="Standard"/>
      <text:p text:style-name="P8"><text:s text:c="2"/>// add to beginning</text:p>
      <text:p text:style-name="Standard"><text:s text:c="2"/>family.unshift("grandma");</text:p>
      <text:p text:style-name="Standard"/>
      <text:p text:style-name="Standard"/>
      <text:p text:style-name="P2">Boolean</text:p>
      <text:p text:style-name="Standard"><text:s/>var myB = new Boolean();</text:p>
      <text:p text:style-name="Standard"/>
      <text:p text:style-name="Standard">If Boolean object has no initial value, or if it is 0, -0, null, ””, false, undefined, or NaN, the object is set to False.</text:p>
      <text:p text:style-name="Standard"/>
      <text:p text:style-name="Standard">Otherwise, it is True.</text:p>
      <text:p text:style-name="Standard"/>
      <text:p text:style-name="P7">Math</text:p>
      <text:p text:style-name="Standard"/>
      <text:p text:style-name="P7">RegExp</text:p>
      <text:p text:style-name="Standard"><text:soft-page-break/></text:p>
      <text:p text:style-name="Standard">for regular expression</text:p>
      <text:p text:style-name="Standard"/>
      <text:p text:style-name="Standard"/>
      <text:p text:style-name="P2">navigator for browser detection</text:p>
      <text:p text:style-name="P8"><text:s text:c="2"/>// Broswer code name</text:p>
      <text:p text:style-name="Standard"><text:s text:c="2"/>navigator.appCodeName</text:p>
      <text:p text:style-name="Standard"/>
      <text:p text:style-name="P8"><text:s text:c="2"/>// Browser name:</text:p>
      <text:p text:style-name="Standard"><text:s text:c="2"/>navigator.appName</text:p>
      <text:p text:style-name="Standard"/>
      <text:p text:style-name="P8"><text:s text:c="2"/>// Browser version</text:p>
      <text:p text:style-name="Standard"><text:s text:c="2"/>navigator.appVersion</text:p>
      <text:p text:style-name="Standard"/>
      <text:p text:style-name="P8"><text:s text:c="2"/>// Cookie enabled</text:p>
      <text:p text:style-name="Standard"><text:s text:c="2"/>navigator.cookieEnabled</text:p>
      <text:p text:style-name="Standard"/>
      <text:p text:style-name="Standard"/>
      <text:p text:style-name="P1"><text:s/>JavaScript, Create Your Own Object</text:p>
      <text:p text:style-name="Standard"/>
      <text:p text:style-name="P7">Create a direct instance of an object</text:p>
      <text:p text:style-name="Standard">// with 3 properties, you can just assign it.</text:p>
      <text:p text:style-name="Standard">p = new Object();</text:p>
      <text:p text:style-name="Standard">p.firstName = "John"</text:p>
      <text:p text:style-name="Standard">p.lastName = "Oliver"</text:p>
      <text:p text:style-name="Standard">p.age = 50;</text:p>
      <text:p text:style-name="Standard"/>
      <text:p text:style-name="P7">Create object template</text:p>
      <text:p text:style-name="Standard">function person(firstname, lastname, age)</text:p>
      <text:p text:style-name="Standard">{</text:p>
      <text:p text:style-name="Standard"><text:s text:c="4"/>this.firstname = firstname;</text:p>
      <text:p text:style-name="Standard"><text:s text:c="4"/>this.lastname = lastname;</text:p>
      <text:p text:style-name="Standard"><text:s text:c="4"/>this.age = age;</text:p>
      <text:p text:style-name="Standard"/>
      <text:p text:style-name="Standard"><text:s text:c="4"/>this.workhours = workhours;</text:p>
      <text:p text:style-name="Standard">}</text:p>
      <text:p text:style-name="Standard"/>
      <text:p text:style-name="Standard">Notice that:</text:p>
      <text:list xml:id="list38746701" text:style-name="L3">
        <text:list-item>
          <text:p text:style-name="P9">An object tempalte is just plain function.</text:p>
        </text:list-item>
        <text:list-item>
          <text:p text:style-name="P9">You can attach method workhours to it, by then you have to define it somewhere.</text:p>
        </text:list-item>
        <text:list-item>
          <text:p text:style-name="P9">Once you have object template, you can create many instance of it now.</text:p>
        </text:list-item>
      </text:list>
      <text:p text:style-name="Standard"/>
      <text:p text:style-name="P2">JavaScript Function as First-class object</text:p>
      <text:p text:style-name="Standard"/>
      <text:p text:style-name="P8">A function can:</text:p>
      <text:list xml:id="list39141088" text:style-name="L4">
        <text:list-item>
          <text:p text:style-name="P10">Assigned to variables</text:p>
        </text:list-item>
        <text:list-item>
          <text:p text:style-name="P10">Assigned to a property of an object</text:p>
        </text:list-item>
        <text:list-item>
          <text:p text:style-name="P10">Passed as an paramter</text:p>
        </text:list-item>
        <text:list-item>
          <text:p text:style-name="P10"><text:soft-page-break/>Returned as function result</text:p>
        </text:list-item>
        <text:list-item>
          <text:p text:style-name="P10">Created using literals</text:p>
        </text:list-item>
        <text:list-item>
          <text:p text:style-name="P10">Function is not a named entity: function keyword creates a Function instance and assigned it to a window property if you delcare such at top-level. For example, the following two forms are the same:</text:p>
        </text:list-item>
      </text:list>
      <text:p text:style-name="Standard">function myFunc() {</text:p>
      <text:p text:style-name="Standard"><text:s text:c="4"/>alert('I am working');</text:p>
      <text:p text:style-name="Standard">}</text:p>
      <text:p text:style-name="Standard"/>
      <text:p text:style-name="Standard">&lt;==&gt;</text:p>
      <text:p text:style-name="Standard"/>
      <text:p text:style-name="Standard">myFunc = function() {</text:p>
      <text:p text:style-name="Standard"><text:s text:c="4"/>alert('I am working');</text:p>
      <text:p text:style-name="Standard">}</text:p>
      <text:p text:style-name="Standard"/>
      <text:p text:style-name="Standard">And the second form is also known as function literal, just as object literal we talked above.</text:p>
      <text:p text:style-name="Standard"/>
      <text:p text:style-name="P7"><text:s/><text:span text:style-name="T2">Function as callbacks</text:span></text:p>
      <text:p text:style-name="Standard"/>
      <text:p text:style-name="Standard">Consider the following:</text:p>
      <text:p text:style-name="Standard">function hello() { alert('Hi there!'); }</text:p>
      <text:p text:style-name="Standard"/>
      <text:p text:style-name="Standard">setTimeout(hello, 5000)</text:p>
      <text:p text:style-name="Standard"/>
      <text:p text:style-name="Standard">or a more elegant version:</text:p>
      <text:p text:style-name="Standard">setTimeout( function() { alert('Hi there!'); }, 5000 )</text:p>
      <text:p text:style-name="Standard"/>
      <text:p text:style-name="Standard">In the later case, we express the functional literal directly in the parameter lsit, and no name is generated.</text:p>
      <text:p text:style-name="Standard"/>
      <text:p text:style-name="P3">Function context</text:p>
      <text:p text:style-name="Standard"/>
      <text:p text:style-name="Standard">A function f acts as a method of object o when o serves as the function context of the invocation of f.</text:p>
      <text:p text:style-name="Standard"/>
      <text:p text:style-name="Standard">Example:</text:p>
      <text:p text:style-name="Standard">var o1 = { handle: 'o1' };</text:p>
      <text:p text:style-name="Standard">var o2 = { handle: 'o2' };</text:p>
      <text:p text:style-name="Standard">var o3 = { handle: 'o3' };</text:p>
      <text:p text:style-name="Standard"/>
      <text:p text:style-name="Standard">function whoAmI() {</text:p>
      <text:p text:style-name="Standard"><text:s text:c="4"/>return this.handle;</text:p>
      <text:p text:style-name="Standard">}</text:p>
      <text:p text:style-name="Standard"/>
      <text:p text:style-name="Standard">o1.identifyMe = whoAmI;</text:p>
      <text:p text:style-name="Standard"/>
      <text:p text:style-name="Standard">alert(whoAmI()); // window</text:p>
      <text:p text:style-name="Standard"/>
      <text:p text:style-name="Standard">alert(o1.identifyMe()); // o1</text:p>
      <text:p text:style-name="Standard"><text:soft-page-break/></text:p>
      <text:p text:style-name="Standard">alert(whoAmI.call(o2)); // o2</text:p>
      <text:p text:style-name="Standard"/>
      <text:p text:style-name="Standard">alert(whoAmI.apply(o3)); // o3</text:p>
      <text:p text:style-name="Standard"/>
      <text:p text:style-name="Standard">As you can see, you can change function context (this) by using function method call() or apply().</text:p>
      <text:p text:style-name="Standard">alert(o1.identifyMe.call(o3)); // still o3</text:p>
      <text:p text:style-name="Standard"/>
      <text:p text:style-name="Standard">This example further shows that even we reference the function as a peroperty of o1, but the function context for this invocation is o3.</text:p>
      <text:p text:style-name="Standard"/>
      <text:p text:style-name="Standard">The important thing to know is not how function is declared, but how it is invoked.</text:p>
      <text:p text:style-name="Standard"/>
      <text:p text:style-name="Standard"/>
      <text:p text:style-name="P2"><text:s/>Scope</text:p>
      <text:p text:style-name="Standard"/>
      <text:p text:style-name="Standard">In JavaScript, scope is kept within function, but not within blocks (such as while, if and for statement).</text:p>
      <text:p text:style-name="Standard">If you don’t use var, then it is implictly in global scope.</text:p>
      <text:p text:style-name="Standard"/>
      <text:p text:style-name="Standard">var foo = ‘test’;</text:p>
      <text:p text:style-name="Standard"/>
      <text:p text:style-name="Standard">// within a block if (true) { // this is still within global scope var foo = ‘new test’; }</text:p>
      <text:p text:style-name="Standard"/>
      <text:p text:style-name="Standard">alert( foo == ‘new test’ ) // true</text:p>
      <text:p text:style-name="Standard"/>
      <text:p text:style-name="Standard">function test() { var foo = ‘old test’; }</text:p>
      <text:p text:style-name="Standard"/>
      <text:p text:style-name="Standard">// even called, ‘foo’ remains within the scope of the function test();</text:p>
      <text:p text:style-name="Standard"/>
      <text:p text:style-name="Standard">alert ( foo == ‘new test’ ) // still true</text:p>
      <text:p text:style-name="Standard"/>
      <text:p text:style-name="P2">Closure</text:p>
      <text:p text:style-name="Standard"/>
      <text:p text:style-name="Standard">A closure is a Function instance coupled with the local variables from its environement that are ncessary for its exeuction.</text:p>
      <text:p text:style-name="Standard"/>
      <text:p text:style-name="P7"><text:s/>Argument checking</text:p>
      <text:p text:style-name="Standard"/>
      <text:p text:style-name="Standard">function sendMessage( msg, obj ) {</text:p>
      <text:p text:style-name="Standard"><text:s text:c="4"/>// if both a message and object are provided</text:p>
      <text:p text:style-name="Standard"><text:s text:c="4"/>if ( arguments.length == 2 ) </text:p>
      <text:p text:style-name="Standard"><text:s text:c="8"/>// send message to the object.</text:p>
      <text:p text:style-name="Standard"><text:s text:c="8"/>obj.handleMesg( msg );</text:p>
      <text:p text:style-name="Standard"><text:s text:c="4"/>else</text:p>
      <text:p text:style-name="Standard"><text:s text:c="8"/>// otherwise, assume only a message is provided</text:p>
      <text:p text:style-name="Standard"><text:s text:c="8"/>// so just display default msg</text:p>
      <text:p text:style-name="Standard"><text:s text:c="8"/>alert( msg );</text:p>
      <text:p text:style-name="Standard">}</text:p>
      <text:p text:style-name="Standard"><text:soft-page-break/></text:p>
      <text:p text:style-name="P7">Type checking</text:p>
      <text:p text:style-name="Standard">function displayError( msg ) {</text:p>
      <text:p text:style-name="Standard"><text:s text:c="4"/>// check and make sure that msg is not undefined</text:p>
      <text:p text:style-name="Standard"/>
      <text:p text:style-name="Standard"><text:s text:c="4"/>if ( typeof msg == 'undefined' ) {</text:p>
      <text:p text:style-name="Standard"><text:s text:c="8"/>// set default</text:p>
      <text:p text:style-name="Standard"><text:s text:c="8"/>msg = "An error occured.';</text:p>
      <text:p text:style-name="Standard"><text:s text:c="4"/>}</text:p>
      <text:p text:style-name="Standard"/>
      <text:p text:style-name="Standard"><text:s text:c="4"/>// display the message</text:p>
      <text:p text:style-name="Standard"><text:s text:c="4"/>alert( msg );</text:p>
      <text:p text:style-name="Standard"><text:s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29T17:10:52.14</meta:creation-date>
    <meta:document-statistic meta:table-count="0" meta:image-count="0" meta:object-count="0" meta:page-count="9" meta:paragraph-count="267" meta:word-count="1202" meta:character-count="7367"/>
    <dc:date>2013-05-29T19:07:45.76</dc:date>
    <meta:editing-duration>PT11M7S</meta:editing-duration>
    <meta:editing-cycles>1</meta:editing-cycles>
    <meta:generator>Office_Suite_X/3.3$Win32 OpenOffice.org_project/330m20$Build-9567</meta:generator>
  </office:meta>
</office:document-meta>
</file>